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4fc6" officeooo:paragraph-rsid="00134fc6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134fc6" officeooo:paragraph-rsid="00134fc6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15c569" officeooo:paragraph-rsid="0015c569" style:font-style-asian="italic" style:font-weight-asian="bold" style:font-style-complex="italic" style:font-weight-complex="bold"/>
    </style:style>
    <style:style style:name="P4" style:family="paragraph" style:parent-style-name="Standard" style:list-style-name="L2">
      <style:paragraph-properties fo:margin-top="0.101cm" fo:margin-bottom="0.101cm" style:contextual-spacing="false" fo:line-height="100%"/>
      <style:text-properties fo:font-style="normal" style:text-underline-style="solid" style:text-underline-width="auto" style:text-underline-color="font-color" fo:font-weight="bold" officeooo:rsid="0015c569" officeooo:paragraph-rsid="0015c569" style:font-style-asian="normal" style:font-weight-asian="bold" style:font-style-complex="normal" style:font-weight-complex="bold"/>
    </style:style>
    <style:style style:name="P5" style:family="paragraph" style:parent-style-name="Standard" style:list-style-name="L2">
      <style:paragraph-properties fo:margin-top="0.101cm" fo:margin-bottom="0.101cm" style:contextual-spacing="false" fo:line-height="100%"/>
      <style:text-properties fo:font-style="normal" style:text-underline-style="solid" style:text-underline-width="auto" style:text-underline-color="font-color" fo:font-weight="bold" officeooo:rsid="001711ec" officeooo:paragraph-rsid="001711ec" style:font-style-asian="normal" style:font-weight-asian="bold" style:font-style-complex="normal" style:font-weight-complex="bold"/>
    </style:style>
    <style:style style:name="P6" style:family="paragraph" style:parent-style-name="Standard" style:list-style-name="L2">
      <style:paragraph-properties fo:margin-top="0.101cm" fo:margin-bottom="0.101cm" style:contextual-spacing="false" fo:line-height="100%"/>
      <style:text-properties fo:font-style="normal" style:text-underline-style="solid" style:text-underline-width="auto" style:text-underline-color="font-color" fo:font-weight="normal" officeooo:rsid="0015c569" officeooo:paragraph-rsid="0015c569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text-properties officeooo:paragraph-rsid="0015c569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officeooo:rsid="001711ec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85ca6" style:font-weight-asian="normal" style:font-weight-complex="normal"/>
    </style:style>
    <style:style style:name="T6" style:family="text">
      <style:text-properties style:text-underline-style="none" fo:font-weight="normal" officeooo:rsid="0018ef88" style:font-weight-asian="normal" style:font-weight-complex="normal"/>
    </style:style>
    <style:style style:name="T7" style:family="text">
      <style:text-properties style:text-underline-style="none" fo:font-weight="normal" officeooo:rsid="001a78fa" style:font-weight-asian="normal" style:font-weight-complex="normal"/>
    </style:style>
    <style:style style:name="T8" style:family="text">
      <style:text-properties style:text-underline-style="none" officeooo:rsid="00185ca6"/>
    </style:style>
    <style:style style:name="T9" style:family="text">
      <style:text-properties style:text-underline-style="none" officeooo:rsid="0018ef88"/>
    </style:style>
    <style:style style:name="T10" style:family="text">
      <style:text-properties style:text-underline-style="none" officeooo:rsid="001a78fa"/>
    </style:style>
    <style:style style:name="T11" style:family="text">
      <style:text-properties fo:font-style="normal" style:text-underline-style="none" fo:font-weight="bold" officeooo:rsid="0015c569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fo:font-weight="normal" officeooo:rsid="0015c569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Operativos</text:p>
      <text:p text:style-name="P2">Definición:<text:span text:style-name="T1"> </text:span></text:p>
      <text:list text:style-name="L1">
        <text:list-item>
          <text:p text:style-name="P7"><text:span text:style-name="T11">Intermediario</text:span><text:span text:style-name="T12"> entre el usuario y el hardware.</text:span></text:p>
        </text:list-item>
        <text:list-item>
          <text:p text:style-name="P7"><text:span text:style-name="T11">Proporciona</text:span><text:span text:style-name="T12"> a los programadores de aplicaciones un conjunto abstracto de recursos simples, en vez de los complejos conjuntos de hardware.</text:span></text:p>
        </text:list-item>
        <text:list-item>
          <text:p text:style-name="P7"><text:span text:style-name="T11">Administra</text:span><text:span text:style-name="T12"> los recursos del hardware.</text:span></text:p>
        </text:list-item>
      </text:list>
      <text:p text:style-name="P3">Partes del sistema:</text:p>
      <text:list text:style-name="L2">
        <text:list-item>
          <text:p text:style-name="P4"><text:span text:style-name="T1">Kernel o Núcleo: </text:span></text:p>
        </text:list-item>
        <text:list-item>
          <text:p text:style-name="P6"><text:span text:style-name="T2">GUI:</text:span><text:span text:style-name="T1"> </text:span></text:p>
        </text:list-item>
        <text:list-item>
          <text:p text:style-name="P4"><text:span text:style-name="T3">D</text:span><text:span text:style-name="T1">evice Controller: </text:span></text:p>
        </text:list-item>
        <text:list-item>
          <text:p text:style-name="P5"><text:span text:style-name="T1">Sistemas de Archivos: </text:span><text:span text:style-name="T7">Asigna el espacio a los archivos, administra el espacio libre y el accesos a los datos guardados.</text:span></text:p>
        </text:list-item>
        <text:list-item>
          <text:p text:style-name="P5"><text:span text:style-name="T1">Sistema de Protección: </text:span><text:span text:style-name="T6">Obliga a usar mecanismos de protección, determina los controles de seguridad. </text:span><text:span text:style-name="T7">Controla el acceso de los programas o usuarios a los recursos del sistema.</text:span></text:p>
        </text:list-item>
        <text:list-item>
          <text:p text:style-name="P5"><text:span text:style-name="T1">Sistema de E/S: </text:span><text:span text:style-name="T5">Almacenamiento temporal; interfaz de controlares de dispositivos, para que el OS gestione el almacenamiento temporal de E/S</text:span><text:span text:style-name="T8"> </text:span></text:p>
        </text:list-item>
        <text:list-item>
          <text:p text:style-name="P5"><text:span text:style-name="T1">Sistema de Comunicaciones: </text:span><text:span text:style-name="T5">Encargado de controlar el envió y recepción de datos a través de la interfaces de red</text:span></text:p>
        </text:list-item>
        <text:list-item>
          <text:p text:style-name="P5"><text:span text:style-name="T1">Gestión de Procesos: </text:span><text:span text:style-name="T5">Crea, finaliza, parar o reanudar procesos, y ofrece la posibilidad de establecer prioridades.</text:span></text:p>
        </text:list-item>
        <text:list-item>
          <text:p text:style-name="P5"><text:span text:style-name="T1">Gestión de Memoria Principal: </text:span><text:span text:style-name="T4">Se almacenan datos de rápido acceso y que es compartida con la CPU y los dispositivos E/S. Esta memoria es volátil y permite al sistema saber que partes de la memoria están siendo utilizadas.</text:span></text:p>
        </text:list-item>
        <text:list-item>
          <text:p text:style-name="P5"><text:span text:style-name="T1">Gestión de Recursos: </text:span><text:span text:style-name="T4">Gestiona dispositivos de E/S, procesos en ejecución, la memoria secundaria (discos) y recursos del sistema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09:53:04.336668794</meta:creation-date>
    <dc:date>2024-08-25T19:14:55.077060376</dc:date>
    <meta:editing-duration>PT8M24S</meta:editing-duration>
    <meta:editing-cycles>1</meta:editing-cycles>
    <meta:document-statistic meta:table-count="0" meta:image-count="0" meta:object-count="0" meta:page-count="1" meta:paragraph-count="16" meta:word-count="215" meta:character-count="1332" meta:non-whitespace-character-count="1141"/>
    <meta:generator>LibreOffice/24.2.5.2$Linux_X86_64 LibreOffice_project/420$Build-2</meta:generator>
  </office:meta>
</office:document-meta>
</file>